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444444" style:text-line-through-style="none" style:font-name="Open Sans" fo:font-size="14pt" fo:letter-spacing="normal" fo:font-style="normal" style:text-underline-style="none" fo:font-weight="normal" style:text-blinking="false"/>
    </style:style>
    <style:style style:name="P2" style:family="paragraph" style:parent-style-name="Text_20_body">
      <style:paragraph-properties fo:orphans="2" fo:widows="2"/>
      <style:text-properties fo:font-variant="normal" fo:text-transform="none" fo:color="#444444" style:font-name="Open Sans" fo:font-size="14pt" fo:letter-spacing="normal" fo:font-style="normal" fo:font-weight="normal"/>
    </style:style>
    <style:style style:name="P3" style:family="paragraph" style:parent-style-name="Text_20_body">
      <style:paragraph-properties fo:margin-top="0cm" fo:margin-bottom="0cm" fo:orphans="2" fo:widows="2"/>
      <style:text-properties fo:font-variant="normal" fo:text-transform="none" fo:color="#444444" style:font-name="Open Sans" fo:font-size="14pt" fo:letter-spacing="normal" fo:font-style="normal" fo:font-weight="normal"/>
    </style:style>
    <style:style style:name="P4" style:family="paragraph" style:parent-style-name="Preformatted_20_Text">
      <style:paragraph-properties fo:margin-top="0cm" fo:margin-bottom="0cm" fo:line-height="150%" fo:text-align="start" style:justify-single-word="false" fo:orphans="2" fo:widows="2" fo:background-color="#282a36">
        <style:background-image/>
      </style:paragraph-properties>
    </style:style>
    <style:style style:name="P5" style:family="paragraph" style:parent-style-name="Preformatted_20_Text">
      <style:paragraph-properties fo:margin-top="0cm" fo:margin-bottom="0cm" fo:line-height="150%" fo:text-align="start" style:justify-single-word="false" fo:orphans="2" fo:widows="2" fo:background-color="#282a36" fo:padding="0cm" fo:border="none">
        <style:background-image/>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orphans="2" fo:widows="2" fo:text-indent="0cm" style:auto-text-indent="false"/>
    </style:style>
    <style:style style:name="P8"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444444" fo:letter-spacing="normal"/>
    </style:style>
    <style:style style:name="P10" style:family="paragraph" style:parent-style-name="Text_20_body">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1" style:family="paragraph" style:parent-style-name="Text_20_body">
      <style:paragraph-properties fo:margin-left="0cm" fo:margin-right="0cm" fo:orphans="2" fo:widows="2" fo:text-indent="0cm" style:auto-text-indent="false" fo:padding-left="0.049cm" fo:padding-right="0cm" fo:padding-top="0cm" fo:padding-bottom="0cm" fo:border-left="0.088cm solid #ff6347" fo:border-right="none" fo:border-top="none" fo:border-bottom="none"/>
    </style:style>
    <style:style style:name="P12"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282a36">
        <style:background-image/>
      </style:paragraph-properties>
    </style:style>
    <style:style style:name="P13" style:family="paragraph" style:parent-style-name="Preformatted_20_Text">
      <style:paragraph-properties fo:margin-left="0cm" fo:margin-right="0cm" fo:margin-top="0cm" fo:margin-bottom="0cm" fo:line-height="150%" fo:text-align="start" style:justify-single-word="false" fo:orphans="2" fo:widows="2" fo:text-indent="0cm" style:auto-text-indent="false" fo:background-color="#282a36" fo:padding="0cm" fo:border="none">
        <style:background-image/>
      </style:paragraph-properties>
    </style:style>
    <style:style style:name="P14"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5" style:family="paragraph" style:parent-style-name="Heading_20_2">
      <style:paragraph-properties fo:margin-left="0cm" fo:margin-right="0cm" fo:orphans="2" fo:widows="2" fo:text-indent="0cm" style:auto-text-indent="false" fo:padding-left="0cm" fo:padding-right="0cm" fo:padding-top="0.049cm" fo:padding-bottom="0cm" fo:border-left="none" fo:border-right="none" fo:border-top="0.035cm solid #ff6347" fo:border-bottom="none"/>
      <style:text-properties fo:font-variant="normal" fo:text-transform="none" fo:color="#ff6347" style:font-name="Raleway" fo:font-size="14pt" fo:letter-spacing="normal" fo:font-style="normal" fo:font-weight="bold"/>
    </style:style>
    <style:style style:name="P16" style:family="paragraph" style:parent-style-name="Text_20_body">
      <style:paragraph-properties fo:orphans="2" fo:widows="2" fo:padding-left="0cm" fo:padding-right="0cm" fo:padding-top="0.049cm" fo:padding-bottom="0cm" fo:border-left="none" fo:border-right="none" fo:border-top="0.035cm solid #ff6347" fo:border-bottom="none"/>
      <style:text-properties fo:font-variant="normal" fo:text-transform="none" fo:color="#444444" style:font-name="Open Sans" fo:font-size="14pt" fo:letter-spacing="normal" fo:font-style="normal" fo:font-weight="normal"/>
    </style:style>
    <style:style style:name="P17" style:family="paragraph" style:parent-style-name="Heading_20_1">
      <style:text-properties fo:font-variant="normal" fo:text-transform="none" fo:color="#ff6347" style:text-line-through-style="none" style:font-name="Raleway" fo:font-size="20pt" fo:letter-spacing="normal" fo:font-style="normal" style:text-underline-style="none" fo:font-weight="bold" style:text-blinking="false" style:font-size-asian="20pt" style:font-size-complex="20pt"/>
    </style:style>
    <style:style style:name="P18" style:family="paragraph" style:parent-style-name="Heading_20_2">
      <style:paragraph-properties fo:margin-left="0cm" fo:margin-right="0cm" fo:orphans="2" fo:widows="2" fo:text-indent="0cm" style:auto-text-indent="false"/>
      <style:text-properties fo:font-variant="normal" fo:text-transform="none" fo:color="#ff6347" style:font-name="Raleway" fo:letter-spacing="normal" fo:font-style="normal" fo:font-weight="bold"/>
    </style:style>
    <style:style style:name="P19" style:family="paragraph" style:parent-style-name="Preformatted_20_Text" style:list-style-name="L1">
      <style:paragraph-properties fo:margin-left="0cm" fo:margin-right="0cm" fo:margin-top="0cm" fo:margin-bottom="0cm" fo:line-height="150%" fo:text-align="start" style:justify-single-word="false" fo:orphans="2" fo:widows="2" fo:text-indent="0cm" style:auto-text-indent="false" fo:background-color="#282a36" fo:padding="0cm" fo:border="none">
        <style:background-image/>
      </style:paragraph-properties>
    </style:style>
    <style:style style:name="P20" style:family="paragraph" style:parent-style-name="Preformatted_20_Text" style:list-style-name="L1">
      <style:paragraph-properties fo:margin-top="0cm" fo:margin-bottom="0cm" fo:line-height="150%" fo:text-align="start" style:justify-single-word="false" fo:orphans="2" fo:widows="2" fo:background-color="#282a36" fo:padding="0cm" fo:border="none">
        <style:background-image/>
      </style:paragraph-properties>
    </style:style>
    <style:style style:name="P21" style:family="paragraph" style:parent-style-name="Preformatted_20_Text">
      <style:paragraph-properties fo:margin-top="0cm" fo:margin-bottom="0cm" fo:line-height="150%" fo:text-align="start" style:justify-single-word="false" fo:orphans="2" fo:widows="2" fo:background-color="#282a36">
        <style:background-image/>
      </style:paragraph-properties>
    </style:style>
    <style:style style:name="P22" style:family="paragraph" style:parent-style-name="Text_20_body">
      <style:paragraph-properties fo:margin-left="0cm" fo:margin-right="0cm" fo:orphans="2" fo:widows="2" fo:text-indent="0cm" style:auto-text-indent="false"/>
      <style:text-properties fo:font-variant="normal" fo:text-transform="none" fo:color="#444444" style:font-name="Open Sans" fo:font-size="14pt" fo:letter-spacing="normal" fo:font-style="normal" fo:font-weight="normal"/>
    </style:style>
    <style:style style:name="P23" style:family="paragraph" style:parent-style-name="Text_20_body" style:list-style-name="L1">
      <style:paragraph-properties fo:margin-top="0cm" fo:margin-bottom="0.794cm" fo:orphans="2" fo:widows="2" fo:padding="0cm" fo:border="none"/>
    </style:style>
    <style:style style:name="P24" style:family="paragraph" style:parent-style-name="Text_20_body" style:list-style-name="L1">
      <style:paragraph-properties fo:margin-top="0cm" fo:margin-bottom="0.794cm" fo:orphans="2" fo:widows="2" fo:padding="0cm" fo:border="none"/>
      <style:text-properties fo:font-variant="normal" fo:text-transform="none" fo:color="#444444" style:font-name="Open Sans" fo:font-size="14pt" fo:letter-spacing="normal" fo:font-style="normal" fo:font-weight="normal"/>
    </style:style>
    <style:style style:name="P25" style:family="paragraph" style:parent-style-name="Text_20_body" style:list-style-name="L1">
      <style:paragraph-properties fo:margin-top="0cm" fo:margin-bottom="0cm" fo:orphans="2" fo:widows="2" fo:padding="0cm" fo:border="none"/>
      <style:text-properties fo:font-variant="normal" fo:text-transform="none" fo:color="#444444" style:font-name="Open Sans" fo:font-size="14pt" fo:letter-spacing="normal" fo:font-style="normal" fo:font-weight="normal"/>
    </style:style>
    <style:style style:name="T1" style:family="text">
      <style:text-properties fo:font-variant="normal" fo:text-transform="none" fo:color="#406bc0" style:font-name="Open Sans" fo:font-size="14pt" fo:letter-spacing="normal" fo:font-style="normal" fo:font-weight="normal"/>
    </style:style>
    <style:style style:name="T2" style:family="text">
      <style:text-properties fo:font-variant="normal" fo:text-transform="none" fo:color="#406bc0" style:font-name="Open Sans" fo:letter-spacing="normal" fo:font-style="normal" fo:font-weight="normal" fo:background-color="#eeeeee"/>
    </style:style>
    <style:style style:name="T3" style:family="text">
      <style:text-properties fo:font-variant="normal" fo:text-transform="none" fo:color="#444444" style:font-name="Open Sans" fo:font-size="14pt" fo:letter-spacing="normal" fo:font-style="normal" fo:font-weight="normal"/>
    </style:style>
    <style:style style:name="T4" style:family="text">
      <style:text-properties fo:font-variant="normal" fo:text-transform="none" fo:color="#444444" style:font-name="Open Sans" fo:letter-spacing="normal" fo:font-style="normal" fo:font-weight="normal" fo:background-color="#eeeeee"/>
    </style:style>
    <style:style style:name="T5" style:family="text">
      <style:text-properties fo:font-variant="normal" fo:text-transform="none" fo:color="#444444" style:font-name="Consolas" fo:font-size="14pt" fo:letter-spacing="normal" fo:font-style="normal" fo:font-weight="normal"/>
    </style:style>
    <style:style style:name="T6" style:family="text">
      <style:text-properties fo:font-variant="normal" fo:text-transform="none" fo:color="#222222" style:font-name="Open Sans" fo:font-size="14pt" fo:letter-spacing="normal" fo:font-style="normal" fo:font-weight="normal"/>
    </style:style>
    <style:style style:name="T7" style:family="text">
      <style:text-properties fo:font-variant="normal" fo:text-transform="none" fo:color="#ff79c6" style:font-name="Consolas" fo:font-size="14pt" fo:letter-spacing="normal" fo:font-style="normal" fo:font-weight="normal" fo:background-color="#282a36"/>
    </style:style>
    <style:style style:name="T8" style:family="text">
      <style:text-properties fo:font-variant="normal" fo:text-transform="none" fo:color="#f8f8f2" style:font-name="Consolas" fo:font-size="14pt" fo:letter-spacing="normal" fo:font-style="normal" fo:font-weight="normal" fo:background-color="#282a36"/>
    </style:style>
    <style:style style:name="T9" style:family="text">
      <style:text-properties fo:font-variant="normal" fo:text-transform="none" fo:color="#f8f8f2" fo:letter-spacing="normal" fo:background-color="#282a36"/>
    </style:style>
    <style:style style:name="T10" style:family="text">
      <style:text-properties fo:font-variant="normal" fo:text-transform="none" fo:color="#ae81ff" style:font-name="Consolas" fo:font-size="14pt" fo:letter-spacing="normal" fo:font-style="normal" fo:font-weight="normal" fo:background-color="#282a36"/>
    </style:style>
    <style:style style:name="T11" style:family="text">
      <style:text-properties fo:font-variant="normal" fo:text-transform="none" fo:color="#93a1a1" style:font-name="Consolas" fo:font-size="14pt" fo:letter-spacing="normal" fo:font-style="normal" fo:font-weight="normal" fo:background-color="#282a36"/>
    </style:style>
    <style:style style:name="T12" style:family="text">
      <style:text-properties fo:font-variant="normal" fo:text-transform="none" fo:color="#eef78a" style:font-name="Consolas" fo:font-size="14pt" fo:letter-spacing="normal" fo:font-style="normal" fo:font-weight="normal" fo:background-color="#282a36"/>
    </style:style>
    <style:style style:name="T13" style:family="text">
      <style:text-properties fo:font-variant="normal" fo:text-transform="none" fo:color="#4ffa7b" style:font-name="Consolas" fo:font-size="14pt" fo:letter-spacing="normal" fo:font-style="normal" fo:font-weight="normal" fo:background-color="#282a36"/>
    </style:style>
    <style:style style:name="T14" style:family="text">
      <style:text-properties fo:color="#222222" fo:font-weight="normal"/>
    </style:style>
    <style:style style:name="fr1" style:family="graphic" style:parent-style-name="Graphics">
      <style:graphic-properties fo:margin-left="0cm" fo:margin-right="0cm" fo:margin-top="0cm" fo:margin-bottom="0cm" style:vertical-pos="top" style:vertical-rel="baseline" fo:padding="0cm" fo:border="0.002cm solid #dddddd"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kursjs.pl/search.php"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Obiekty i this</text:h>
      <text:p text:style-name="P1">W Javascript prawie wszystko jest obiektem, a my w naszych skryptach nieraz i nie dwa odwołujemy się do obiektów. Na przykład <text:span text:style-name="Strong_20_Emphasis"><text:span text:style-name="T14">window</text:span></text:span>, <text:span text:style-name="Strong_20_Emphasis"><text:span text:style-name="T14">Array</text:span></text:span>, <text:span text:style-name="Strong_20_Emphasis"><text:span text:style-name="T14">Math</text:span></text:span>, <text:span text:style-name="Strong_20_Emphasis"><text:span text:style-name="T14">Date</text:span></text:span> itp. to typowe obiekty, które posiadają swoje metody i właściwości:</text:p>
      <text:p text:style-name="P12"><text:span text:style-name="Source_20_Text"><text:span text:style-name="T7">const</text:span></text:span><text:span text:style-name="Source_20_Text"><text:span text:style-name="T8"> tab = [</text:span></text:span><text:span text:style-name="Source_20_Text"><text:span text:style-name="T10">1</text:span></text:span><text:span text:style-name="Source_20_Text"><text:span text:style-name="T8">,</text:span></text:span><text:span text:style-name="Source_20_Text"><text:span text:style-name="T10">2</text:span></text:span><text:span text:style-name="Source_20_Text"><text:span text:style-name="T8">,</text:span></text:span><text:span text:style-name="Source_20_Text"><text:span text:style-name="T10">3</text:span></text:span><text:span text:style-name="Source_20_Text"><text:span text:style-name="T8">];</text:span></text:span></text:p>
      <text:p text:style-name="P4"><text:span text:style-name="Source_20_Text"><text:span text:style-name="T8">tab.length </text:span></text:span><text:span text:style-name="Source_20_Text"><text:span text:style-name="T11">//widzisz tą kropkę? Przez nią odwołujemy się do metod lub właściwości obiektu - w tym przypadku obiektu typu Array</text:span></text:span></text:p>
      <text:p text:style-name="P4"/>
      <text:p text:style-name="P4"><text:span text:style-name="Source_20_Text"><text:span text:style-name="T7">const</text:span></text:span><text:span text:style-name="Source_20_Text"><text:span text:style-name="T8"> text = </text:span></text:span><text:span text:style-name="Source_20_Text"><text:span text:style-name="T12">"Ala ma kota"</text:span></text:span><text:span text:style-name="Source_20_Text"><text:span text:style-name="T8">;</text:span></text:span></text:p>
      <text:p text:style-name="P4"><text:span text:style-name="Source_20_Text"><text:span text:style-name="T8">console.</text:span></text:span><text:span text:style-name="Source_20_Text"><text:span text:style-name="T13">log</text:span></text:span><text:span text:style-name="Source_20_Text"><text:span text:style-name="T8">( <text:s/>text.</text:span></text:span><text:span text:style-name="Source_20_Text"><text:span text:style-name="T13">charAt</text:span></text:span><text:span text:style-name="Source_20_Text"><text:span text:style-name="T8">(</text:span></text:span><text:span text:style-name="Source_20_Text"><text:span text:style-name="T10">0</text:span></text:span><text:span text:style-name="Source_20_Text"><text:span text:style-name="T8">) ); </text:span></text:span><text:span text:style-name="Source_20_Text"><text:span text:style-name="T11">//text - typ prosty został na chwilę zamieniony na obiekt (po czym od razu po wykonaniu akcji wrócił do typu prostego)</text:span></text:span></text:p>
      <text:p text:style-name="P4"/>
      <text:p text:style-name="P4"><text:span text:style-name="Source_20_Text"><text:span text:style-name="T8">window.height - właściwość height obiektu window</text:span></text:span></text:p>
      <text:p text:style-name="P4"/>
      <text:p text:style-name="P4"><text:span text:style-name="Source_20_Text"><text:span text:style-name="T8">Math.</text:span></text:span><text:span text:style-name="Source_20_Text"><text:span text:style-name="T13">floor</text:span></text:span><text:span text:style-name="Source_20_Text"><text:span text:style-name="T8">(</text:span></text:span><text:span text:style-name="Source_20_Text"><text:span text:style-name="T10">21.3</text:span></text:span><text:span text:style-name="Source_20_Text"><text:span text:style-name="T8">); </text:span></text:span><text:span text:style-name="Source_20_Text"><text:span text:style-name="T11">//metoda obiektu Math</text:span></text:span></text:p>
      <text:p text:style-name="P4"/>
      <text:p text:style-name="P4"><text:span text:style-name="Source_20_Text"><text:span text:style-name="T8">document.cookie </text:span></text:span><text:span text:style-name="Source_20_Text"><text:span text:style-name="T11">//właściwość cookie obiektu document</text:span></text:span></text:p>
      <text:p text:style-name="P4"/>
      <text:p text:style-name="P4"><text:span text:style-name="Source_20_Text"><text:span text:style-name="T8">(</text:span></text:span><text:span text:style-name="Source_20_Text"><text:span text:style-name="T7">new</text:span></text:span><text:span text:style-name="Source_20_Text"><text:span text:style-name="T8"> Data()).</text:span></text:span><text:span text:style-name="Source_20_Text"><text:span text:style-name="T13">getFullYear</text:span></text:span><text:span text:style-name="Source_20_Text"><text:span text:style-name="T8">(); </text:span></text:span><text:span text:style-name="Source_20_Text"><text:span text:style-name="T11">//metoda getFullYear() obiektu Date;</text:span></text:span></text:p>
      <text:p text:style-name="P4"/>
      <text:p text:style-name="P4"><text:span text:style-name="Source_20_Text"><text:span text:style-name="T8">itp...</text:span></text:span></text:p>
      <text:p text:style-name="P4"/>
      <text:p text:style-name="P4"><text:span text:style-name="Source_20_Text"><text:span text:style-name="T8">button.innerHTML </text:span></text:span><text:span text:style-name="Source_20_Text"><text:span text:style-name="T11">//właściwość innerHTML obiektu button</text:span></text:span></text:p>
      <text:p text:style-name="P2"/>
      <text:p text:style-name="P8">Poza dostępem do gotowych obiektów, możemy tworzyć też swoje własne. No ale właściwie po co?<text:line-break/>Pamiętam jak sam uczyłem się obiektów. Po co mi to. Mam zmienne, mam tablice. Przecież nic więcej mi nie potrzeba.</text:p>
      <text:p text:style-name="P8">Obiekty układają nam dane w pewne "zamknięte" pudełka. Popatrz na obiekty które cię otaczają. Weźmy na przykład psa. Taki obiekt ma brązową sierść, cztery łapy, brązowe oczy, jest ładny (bo jest). To jego właściwości. Potrafi też biegać, jeść, szczekać. To jego czynności - w naszym języku zwane funkcje. A wszystko to upakowane w jeden obiekt - zwany psem. Dzięki temu jeżeli chcemy zrobić coś z psem - np. go umyć czu zabrać do weterynarza, mamy dostęp do tych wszystkich rzeczy pod postacią pojedynczego obiektu.</text:p>
      <text:p text:style-name="P9"/>
      <text:p text:style-name="P8"><text:soft-page-break/>Może nie jest to idealny przykład. Przykład bliższy naszej działce to chociażby pierwszy lepszy element na stronie. Ma właściwości określające jego zawartość (np. tekst), szerokość, wysokość, pozycję na stronie, itp. Ale też ma metody, czyli funkcje które może wykonać - np. focus czy blur, które go zaznaczą lub odznaczą gdy zostaną odpalane.</text:p>
      <text:p text:style-name="P8">Dzięki obiektom o wiele łatwiej, logiczniej i przyjemniej na naszych danych działać. Zresztą przekonasz się o tym za chwilę.</text:p>
      <text:h text:style-name="P14" text:outline-level="2"><text:bookmark text:name="pojedynczy-obiekt"/>Tworzenie pojedynczego obiektu</text:h>
      <text:p text:style-name="P8">Obiekty możemy podzielić na pojedyncze instancje (pojedyncze byty), oraz grupy obiektów o podobnych właściwościach (np. tablice, linki, buttony, stringi itp).</text:p>
      <text:p text:style-name="P8">Na początku zajmijmy się pojedynczymi obiektami.<text:line-break/>Aby utworzyć nowy pojedynczy obiekt możemy skorzystamy z poniższej konstrukcji:</text:p>
      <text:p text:style-name="P12"><text:span text:style-name="Source_20_Text"><text:span text:style-name="T7">const</text:span></text:span><text:span text:style-name="Source_20_Text"><text:span text:style-name="T8"> myObj = {</text:span></text:span></text:p>
      <text:p text:style-name="P4"><text:span text:style-name="Source_20_Text"><text:span text:style-name="T9"><text:s text:c="4"/></text:span></text:span><text:span text:style-name="Source_20_Text"><text:span text:style-name="T8">name <text:s/>: </text:span></text:span><text:span text:style-name="Source_20_Text"><text:span text:style-name="T12">"Pies"</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00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Lubię walczyć ze złem"</text:span></text:span><text:span text:style-name="Source_20_Text"><text:span text:style-name="T8">);</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2"/>
      <text:p text:style-name="P7"><text:bookmark text:name="literal"/><text:span text:style-name="T3">Stworzyliśmy nasz obiekt o nazwie </text:span><text:span text:style-name="Strong_20_Emphasis"><text:span text:style-name="T6">myObj</text:span></text:span><text:span text:style-name="T3"> za pomocą prostej pary klamer (tak zwany </text:span><text:span text:style-name="Strong_20_Emphasis"><text:span text:style-name="T6">literał</text:span></text:span><text:span text:style-name="T3">).<text:line-break/>Obiekt taki to zbiór par </text:span><text:span text:style-name="Strong_20_Emphasis"><text:span text:style-name="T6">"klucz" : "wartość"</text:span></text:span><text:span text:style-name="T3">.<text:line-break/>Nasz obiekt posiada dwie właściwości - name i speed, oraz jedną funkcję (zwaną też metodą), która wypisuje jakiś tekst.<text:line-break/>Zauważ, że przy definiowaniu takiego obiektu właściwości rozdzielamy przecinkiem, a zamiast znaku równości stosujemy dwukropek.</text:span></text:p>
      <text:p text:style-name="P8">Żeby teraz się do nich odwołać napiszemy:</text:p>
      <text:p text:style-name="P12"><text:span text:style-name="Source_20_Text"><text:span text:style-name="T8">myObj.name </text:span></text:span><text:span text:style-name="Source_20_Text"><text:span text:style-name="T11">//Pies</text:span></text:span></text:p>
      <text:p text:style-name="P4"><text:span text:style-name="Source_20_Text"><text:span text:style-name="T8">myObj.speed </text:span></text:span><text:span text:style-name="Source_20_Text"><text:span text:style-name="T11">//1000</text:span></text:span></text:p>
      <text:p text:style-name="P4"/>
      <text:p text:style-name="P4"><text:span text:style-name="Source_20_Text"><text:span text:style-name="T8">myObj.</text:span></text:span><text:span text:style-name="Source_20_Text"><text:span text:style-name="T13">print</text:span></text:span><text:span text:style-name="Source_20_Text"><text:span text:style-name="T8">(); </text:span></text:span><text:span text:style-name="Source_20_Text"><text:span text:style-name="T11">//"Lubię walczyć ze złem"</text:span></text:span></text:p>
      <text:p text:style-name="P2"/>
      <text:p text:style-name="P2"/>
      <text:p text:style-name="P2"/>
      <text:p text:style-name="P2"/>
      <text:p text:style-name="P8"><text:soft-page-break/>Nie wydaje ci się to podobne do już używanych rzeczy?</text:p>
      <text:p text:style-name="P12"><text:span text:style-name="Source_20_Text"><text:span text:style-name="T8">window.innerWidth </text:span></text:span><text:span text:style-name="Source_20_Text"><text:span text:style-name="T11">//właściwość innerWidth obiektu window</text:span></text:span></text:p>
      <text:p text:style-name="P4"><text:span text:style-name="Source_20_Text"><text:span text:style-name="T8">[</text:span></text:span><text:span text:style-name="Source_20_Text"><text:span text:style-name="T10">1</text:span></text:span><text:span text:style-name="Source_20_Text"><text:span text:style-name="T8">,</text:span></text:span><text:span text:style-name="Source_20_Text"><text:span text:style-name="T10">2</text:span></text:span><text:span text:style-name="Source_20_Text"><text:span text:style-name="T8">,</text:span></text:span><text:span text:style-name="Source_20_Text"><text:span text:style-name="T10">3</text:span></text:span><text:span text:style-name="Source_20_Text"><text:span text:style-name="T8">,</text:span></text:span><text:span text:style-name="Source_20_Text"><text:span text:style-name="T10">4</text:span></text:span><text:span text:style-name="Source_20_Text"><text:span text:style-name="T8">].length </text:span></text:span><text:span text:style-name="Source_20_Text"><text:span text:style-name="T11">//właściwość length obiektu Array</text:span></text:span></text:p>
      <text:p text:style-name="P4"/>
      <text:p text:style-name="P4"><text:span text:style-name="Source_20_Text"><text:span text:style-name="T8">Math.</text:span></text:span><text:span text:style-name="Source_20_Text"><text:span text:style-name="T13">max</text:span></text:span><text:span text:style-name="Source_20_Text"><text:span text:style-name="T8">(</text:span></text:span><text:span text:style-name="Source_20_Text"><text:span text:style-name="T10">1</text:span></text:span><text:span text:style-name="Source_20_Text"><text:span text:style-name="T8">,</text:span></text:span><text:span text:style-name="Source_20_Text"><text:span text:style-name="T10">2</text:span></text:span><text:span text:style-name="Source_20_Text"><text:span text:style-name="T8">,</text:span></text:span><text:span text:style-name="Source_20_Text"><text:span text:style-name="T10">3</text:span></text:span><text:span text:style-name="Source_20_Text"><text:span text:style-name="T8">) </text:span></text:span><text:span text:style-name="Source_20_Text"><text:span text:style-name="T11">//metoda max() obiektu Math</text:span></text:span></text:p>
      <text:p text:style-name="P4"><text:span text:style-name="Source_20_Text"><text:span text:style-name="T8">window.</text:span></text:span><text:span text:style-name="Source_20_Text"><text:span text:style-name="T13">alert</text:span></text:span><text:span text:style-name="Source_20_Text"><text:span text:style-name="T8">(</text:span></text:span><text:span text:style-name="Source_20_Text"><text:span text:style-name="T12">"ok"</text:span></text:span><text:span text:style-name="Source_20_Text"><text:span text:style-name="T8">); </text:span></text:span><text:span text:style-name="Source_20_Text"><text:span text:style-name="T11">//metoda alert() obiektu window</text:span></text:span></text:p>
      <text:p text:style-name="P4"/>
      <text:p text:style-name="P4"><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lorem"</text:span></text:span><text:span text:style-name="Source_20_Text"><text:span text:style-name="T8">); </text:span></text:span><text:span text:style-name="Source_20_Text"><text:span text:style-name="T11">//metoda log() obiektu console</text:span></text:span></text:p>
      <text:p text:style-name="P2"/>
      <text:p text:style-name="P8">Można powiedzieć, że nasz obiekt myObj to taka jakby tablica dla swoich właściwości. To co odróżnia go od tablicy to to, że w tablicach by odwołać się do jakiejś wartości musimy wiedzieć dokładnie, na którym miejscu (indeksie) ta wartość się znajduje. W obiektach odwołujemy się po nazwie właściwości (po kluczu), więc takiego miejsca znać nie musimy.</text:p>
      <text:p text:style-name="P12"><text:span text:style-name="Source_20_Text"><text:span text:style-name="T7">const</text:span></text:span><text:span text:style-name="Source_20_Text"><text:span text:style-name="T8"> tab = [</text:span></text:span><text:span text:style-name="Source_20_Text"><text:span text:style-name="T12">"Mercedes"</text:span></text:span><text:span text:style-name="Source_20_Text"><text:span text:style-name="T8">, </text:span></text:span><text:span text:style-name="Source_20_Text"><text:span text:style-name="T12">"czerwony"</text:span></text:span><text:span text:style-name="Source_20_Text"><text:span text:style-name="T8">, </text:span></text:span><text:span text:style-name="Source_20_Text"><text:span text:style-name="T10">200</text:span></text:span><text:span text:style-name="Source_20_Text"><text:span text:style-name="T8">, </text:span></text:span><text:span text:style-name="Source_20_Text"><text:span text:style-name="T7">function</text:span></text:span><text:span text:style-name="Source_20_Text"><text:span text:style-name="T8">() {...}];</text:span></text:span></text:p>
      <text:p text:style-name="P4"><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Marka: "</text:span></text:span><text:span text:style-name="Source_20_Text"><text:span text:style-name="T8">, tab[</text:span></text:span><text:span text:style-name="Source_20_Text"><text:span text:style-name="T10">0</text:span></text:span><text:span text:style-name="Source_20_Text"><text:span text:style-name="T8">]);</text:span></text:span></text:p>
      <text:p text:style-name="P4"><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olor: "</text:span></text:span><text:span text:style-name="Source_20_Text"><text:span text:style-name="T8">, tab[</text:span></text:span><text:span text:style-name="Source_20_Text"><text:span text:style-name="T10">2</text:span></text:span><text:span text:style-name="Source_20_Text"><text:span text:style-name="T8">]);</text:span></text:span></text:p>
      <text:p text:style-name="P4"/>
      <text:p text:style-name="P4"/>
      <text:p text:style-name="P4"><text:span text:style-name="Source_20_Text"><text:span text:style-name="T7">const</text:span></text:span><text:span text:style-name="Source_20_Text"><text:span text:style-name="T8"> car = {</text:span></text:span></text:p>
      <text:p text:style-name="P4"><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4"><text:span text:style-name="Source_20_Text"><text:span text:style-name="T9"><text:s text:c="4"/></text:span></text:span><text:span text:style-name="Source_20_Text"><text:span text:style-name="T8">color : </text:span></text:span><text:span text:style-name="Source_20_Text"><text:span text:style-name="T12">"czerwony"</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his.brand + </text:span></text:span><text:span text:style-name="Source_20_Text"><text:span text:style-name="T12">' koloru '</text:span></text:span><text:span text:style-name="Source_20_Text"><text:span text:style-name="T8"> + this.color);</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text:span text:style-name="Source_20_Text"><text:span text:style-name="T8">car.print();</text:span></text:span></text:p>
      <text:p text:style-name="P4"><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Marka: "</text:span></text:span><text:span text:style-name="Source_20_Text"><text:span text:style-name="T8">, car.brand);</text:span></text:span></text:p>
      <text:p text:style-name="P4"><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olor: "</text:span></text:span><text:span text:style-name="Source_20_Text"><text:span text:style-name="T8">, car.color);</text:span></text:span></text:p>
      <text:p text:style-name="P2"/>
      <text:p text:style-name="P2"/>
      <text:p text:style-name="P2"/>
      <text:p text:style-name="P2"/>
      <text:p text:style-name="P8"><text:soft-page-break/>Obiekty mogą być oczywiście bardziej rozbudowane, bo każda właściwość może wskazywać na kolejne obiekty. Im dalej w las tym będziesz się stykać z coraz bardziej rozbudowanymi obiektami:</text:p>
      <text:p text:style-name="P12"><text:span text:style-name="Source_20_Text"><text:span text:style-name="T7">const</text:span></text:span><text:span text:style-name="Source_20_Text"><text:span text:style-name="T8"> myObj = {</text:span></text:span></text:p>
      <text:p text:style-name="P4"><text:span text:style-name="Source_20_Text"><text:span text:style-name="T9"><text:s text:c="4"/></text:span></text:span><text:span text:style-name="Source_20_Text"><text:span text:style-name="T8">name : </text:span></text:span><text:span text:style-name="Source_20_Text"><text:span text:style-name="T12">"Marcin"</text:span></text:span><text:span text:style-name="Source_20_Text"><text:span text:style-name="T8">,</text:span></text:span></text:p>
      <text:p text:style-name="P4"><text:span text:style-name="Source_20_Text"><text:span text:style-name="T9"><text:s text:c="4"/></text:span></text:span><text:span text:style-name="Source_20_Text"><text:span text:style-name="T8">height : </text:span></text:span><text:span text:style-name="Source_20_Text"><text:span text:style-name="T10">184</text:span></text:span><text:span text:style-name="Source_20_Text"><text:span text:style-name="T8">,</text:span></text:span></text:p>
      <text:p text:style-name="P4"/>
      <text:p text:style-name="P4"><text:span text:style-name="Source_20_Text"><text:span text:style-name="T9"><text:s text:c="4"/></text:span></text:span><text:span text:style-name="Source_20_Text"><text:span text:style-name="T8">pet : {</text:span></text:span></text:p>
      <text:p text:style-name="P4"><text:span text:style-name="Source_20_Text"><text:span text:style-name="T9"><text:s text:c="8"/></text:span></text:span><text:span text:style-name="Source_20_Text"><text:span text:style-name="T8">name : </text:span></text:span><text:span text:style-name="Source_20_Text"><text:span text:style-name="T12">"Szamson"</text:span></text:span><text:span text:style-name="Source_20_Text"><text:span text:style-name="T8">,</text:span></text:span></text:p>
      <text:p text:style-name="P4"><text:span text:style-name="Source_20_Text"><text:span text:style-name="T9"><text:s text:c="8"/></text:span></text:span><text:span text:style-name="Source_20_Text"><text:span text:style-name="T8">color : </text:span></text:span><text:span text:style-name="Source_20_Text"><text:span text:style-name="T12">"brown"</text:span></text:span><text:span text:style-name="Source_20_Text"><text:span text:style-name="T8">,</text:span></text:span></text:p>
      <text:p text:style-name="P4"><text:span text:style-name="Source_20_Text"><text:span text:style-name="T9"><text:s text:c="8"/></text:span></text:span><text:span text:style-name="Source_20_Text"><text:span text:style-name="T8">speed : </text:span></text:span><text:span text:style-name="Source_20_Text"><text:span text:style-name="T10">1000</text:span></text:span><text:span text:style-name="Source_20_Text"><text:span text:style-name="T8">,</text:span></text:span></text:p>
      <text:p text:style-name="P4"/>
      <text:p text:style-name="P4"><text:span text:style-name="Source_20_Text"><text:span text:style-name="T9"><text:s text:c="8"/></text:span></text:span><text:span text:style-name="Source_20_Text"><text:span text:style-name="T8">collar : {</text:span></text:span></text:p>
      <text:p text:style-name="P4"><text:span text:style-name="Source_20_Text"><text:span text:style-name="T9"><text:s text:c="12"/></text:span></text:span><text:span text:style-name="Source_20_Text"><text:span text:style-name="T8">color : </text:span></text:span><text:span text:style-name="Source_20_Text"><text:span text:style-name="T12">"red"</text:span></text:span><text:span text:style-name="Source_20_Text"><text:span text:style-name="T8">,</text:span></text:span></text:p>
      <text:p text:style-name="P4"><text:span text:style-name="Source_20_Text"><text:span text:style-name="T9"><text:s text:c="12"/></text:span></text:span><text:span text:style-name="Source_20_Text"><text:span text:style-name="T8">length : </text:span></text:span><text:span text:style-name="Source_20_Text"><text:span text:style-name="T12">"25cm"</text:span></text:span></text:p>
      <text:p text:style-name="P4"><text:span text:style-name="Source_20_Text"><text:span text:style-name="T9"><text:s text:c="8"/></text:span></text:span><text:span text:style-name="Source_20_Text"><text:span text:style-name="T8">}</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myObj.name </text:span></text:span><text:span text:style-name="Source_20_Text"><text:span text:style-name="T11">//Marcin</text:span></text:span></text:p>
      <text:p text:style-name="P4"><text:span text:style-name="Source_20_Text"><text:span text:style-name="T8">myObj.pet.name </text:span></text:span><text:span text:style-name="Source_20_Text"><text:span text:style-name="T11">//Szamson</text:span></text:span></text:p>
      <text:p text:style-name="P4"><text:span text:style-name="Source_20_Text"><text:span text:style-name="T8">myObj.pet.collar.color </text:span></text:span><text:span text:style-name="Source_20_Text"><text:span text:style-name="T11">//red</text:span></text:span></text:p>
      <text:p text:style-name="P2"/>
      <text:p text:style-name="P2"/>
      <text:p text:style-name="P2"/>
      <text:p text:style-name="P2"/>
      <text:p text:style-name="P2"/>
      <text:p text:style-name="P2"/>
      <text:p text:style-name="P2"/>
      <text:p text:style-name="P2"/>
      <text:p text:style-name="P2"/>
      <text:p text:style-name="P2"/>
      <text:h text:style-name="P14" text:outline-level="2"><text:bookmark text:name="nowe-wlasciwosci"/><text:soft-page-break/>Dodawanie nowych właściwości</text:h>
      <text:p text:style-name="P8">Do stworzonego wcześniej obiektu możemy dodawać metody i właściwości nie tylko w jego ciele (jak powyżej), ale także poza nim:</text:p>
      <text:p text:style-name="P12"><text:span text:style-name="Source_20_Text"><text:span text:style-name="T7">const</text:span></text:span><text:span text:style-name="Source_20_Text"><text:span text:style-name="T8"> car = {</text:span></text:span></text:p>
      <text:p text:style-name="P4"><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4"><text:span text:style-name="Source_20_Text"><text:span text:style-name="T9"><text:s text:c="4"/></text:span></text:span><text:span text:style-name="Source_20_Text"><text:span text:style-name="T8">color : </text:span></text:span><text:span text:style-name="Source_20_Text"><text:span text:style-name="T12">"czerwony"</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car.brand + </text:span></text:span><text:span text:style-name="Source_20_Text"><text:span text:style-name="T12">' koloru '</text:span></text:span><text:span text:style-name="Source_20_Text"><text:span text:style-name="T8"> + car.color);</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car.doors = </text:span></text:span><text:span text:style-name="Source_20_Text"><text:span text:style-name="T10">4</text:span></text:span><text:span text:style-name="Source_20_Text"><text:span text:style-name="T8">;</text:span></text:span></text:p>
      <text:p text:style-name="P4"><text:span text:style-name="Source_20_Text"><text:span text:style-name="T8">car.wheels = </text:span></text:span><text:span text:style-name="Source_20_Text"><text:span text:style-name="T10">4</text:span></text:span><text:span text:style-name="Source_20_Text"><text:span text:style-name="T8">;</text:span></text:span></text:p>
      <text:p text:style-name="P4"><text:span text:style-name="Source_20_Text"><text:span text:style-name="T8">car.</text:span></text:span><text:span text:style-name="Source_20_Text"><text:span text:style-name="T13">drive</text:span></text:span><text:span text:style-name="Source_20_Text"><text:span text:style-name="T8"> = </text:span></text:span><text:span text:style-name="Source_20_Text"><text:span text:style-name="T7">function</text:span></text:span><text:span text:style-name="Source_20_Text"><text:span text:style-name="T8">() {</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Jadę sobie żwawo!'</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car.</text:span></text:span><text:span text:style-name="Source_20_Text"><text:span text:style-name="T13">print</text:span></text:span><text:span text:style-name="Source_20_Text"><text:span text:style-name="T8">();</text:span></text:span></text:p>
      <text:p text:style-name="P4"><text:span text:style-name="Source_20_Text"><text:span text:style-name="T8">car.</text:span></text:span><text:span text:style-name="Source_20_Text"><text:span text:style-name="T13">drive</text:span></text:span><text:span text:style-name="Source_20_Text"><text:span text:style-name="T8">();</text:span></text:span></text:p>
      <text:h text:style-name="P14" text:outline-level="2"><text:bookmark text:name="this"/>this</text:h>
      <text:p text:style-name="P8">Aby odwołać się do danego obiektu z wnętrza którejś z jego metod (czyli z wnętrza jego funkcji) możemy tak jak powyżej użyć nazwy obiektu:</text:p>
      <text:p text:style-name="P12"><text:span text:style-name="Source_20_Text"><text:span text:style-name="T7">const</text:span></text:span><text:span text:style-name="Source_20_Text"><text:span text:style-name="T8"> car = {</text:span></text:span></text:p>
      <text:p text:style-name="P4"><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4"><text:span text:style-name="Source_20_Text"><text:span text:style-name="T9"><text:s text:c="4"/></text:span></text:span><text:span text:style-name="Source_20_Text"><text:span text:style-name="T8">color : </text:span></text:span><text:span text:style-name="Source_20_Text"><text:span text:style-name="T12">"czerwony"</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Marka: "</text:span></text:span><text:span text:style-name="Source_20_Text"><text:span text:style-name="T8">, car.brand);</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olor: "</text:span></text:span><text:span text:style-name="Source_20_Text"><text:span text:style-name="T8">, car.color);</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Szybkość: "</text:span></text:span><text:span text:style-name="Source_20_Text"><text:span text:style-name="T8">, car.speed);</text:span></text:span></text:p>
      <text:p text:style-name="P4"><text:span text:style-name="Source_20_Text"><text:span text:style-name="T9"><text:s text:c="4"/></text:span></text:span><text:span text:style-name="Source_20_Text"><text:span text:style-name="T8">}</text:span></text:span></text:p>
      <text:p text:style-name="P4"><text:soft-page-break/><text:span text:style-name="Source_20_Text"><text:span text:style-name="T8">}</text:span></text:span></text:p>
      <text:p text:style-name="P4"/>
      <text:p text:style-name="P4"><text:span text:style-name="Source_20_Text"><text:span text:style-name="T8">car.</text:span></text:span><text:span text:style-name="Source_20_Text"><text:span text:style-name="T13">print</text:span></text:span><text:span text:style-name="Source_20_Text"><text:span text:style-name="T8">();</text:span></text:span></text:p>
      <text:p text:style-name="P2"/>
      <text:p text:style-name="P8">Nie jest to jednak zalecana metoda, ponieważ ogranicza używanie naszego kodu. Dokładniej o co chodzi dowiesz się w dalszej części tego działu. Na razie uznajmy, że powyższe odwołanie się po nazwie obiektu nie jest tym dobrym.</text:p>
      <text:p text:style-name="P7"><text:span text:style-name="T3">Zamiast konkretnej nazwy obiektu, o wiele lepszym rozwiązaniem jest zastosować słowo kluczowe </text:span><text:span text:style-name="Strong_20_Emphasis"><text:span text:style-name="T6">this</text:span></text:span><text:span text:style-name="T3">, które wskazuje na obiekt, który odpalił daną metodę (czyli w większości przypadków obiekt, w którym ta funkcja jest zawarta):</text:span></text:p>
      <text:p text:style-name="P12"><text:span text:style-name="Source_20_Text"><text:span text:style-name="T7">const</text:span></text:span><text:span text:style-name="Source_20_Text"><text:span text:style-name="T8"> car = {</text:span></text:span></text:p>
      <text:p text:style-name="P4"><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4"><text:span text:style-name="Source_20_Text"><text:span text:style-name="T9"><text:s text:c="4"/></text:span></text:span><text:span text:style-name="Source_20_Text"><text:span text:style-name="T8">color : </text:span></text:span><text:span text:style-name="Source_20_Text"><text:span text:style-name="T12">"czerwony"</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Marka: "</text:span></text:span><text:span text:style-name="Source_20_Text"><text:span text:style-name="T8">, </text:span></text:span><text:span text:style-name="Source_20_Text"><text:span text:style-name="T7">this</text:span></text:span><text:span text:style-name="Source_20_Text"><text:span text:style-name="T8">.brand);</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olor: "</text:span></text:span><text:span text:style-name="Source_20_Text"><text:span text:style-name="T8">, </text:span></text:span><text:span text:style-name="Source_20_Text"><text:span text:style-name="T7">this</text:span></text:span><text:span text:style-name="Source_20_Text"><text:span text:style-name="T8">.color);</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Szybkość: "</text:span></text:span><text:span text:style-name="Source_20_Text"><text:span text:style-name="T8">, </text:span></text:span><text:span text:style-name="Source_20_Text"><text:span text:style-name="T7">this</text:span></text:span><text:span text:style-name="Source_20_Text"><text:span text:style-name="T8">.speed);</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car.</text:span></text:span><text:span text:style-name="Source_20_Text"><text:span text:style-name="T13">drive</text:span></text:span><text:span text:style-name="Source_20_Text"><text:span text:style-name="T8"> = </text:span></text:span><text:span text:style-name="Source_20_Text"><text:span text:style-name="T7">function</text:span></text:span><text:span text:style-name="Source_20_Text"><text:span text:style-name="T8">() {</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7">this</text:span></text:span><text:span text:style-name="Source_20_Text"><text:span text:style-name="T8">.brand + </text:span></text:span><text:span text:style-name="Source_20_Text"><text:span text:style-name="T12">" sobie jadę!"</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car.</text:span></text:span><text:span text:style-name="Source_20_Text"><text:span text:style-name="T13">print</text:span></text:span><text:span text:style-name="Source_20_Text"><text:span text:style-name="T8">();</text:span></text:span></text:p>
      <text:p text:style-name="P4"><text:span text:style-name="Source_20_Text"><text:span text:style-name="T8">car.</text:span></text:span><text:span text:style-name="Source_20_Text"><text:span text:style-name="T13">drive</text:span></text:span><text:span text:style-name="Source_20_Text"><text:span text:style-name="T8">();</text:span></text:span></text:p>
      <text:p text:style-name="P2"/>
      <text:p text:style-name="P2"/>
      <text:p text:style-name="P2"/>
      <text:p text:style-name="P2"/>
      <text:p text:style-name="P2"/>
      <text:p text:style-name="P2"/>
      <text:h text:style-name="P14" text:outline-level="2"><text:bookmark text:name="delete"/><text:soft-page-break/>Usuwanie właściwości i metod</text:h>
      <text:p text:style-name="P7"><text:span text:style-name="T3">Aby usunąć właściwość lub metodę obiektu, skorzystamy z operatora </text:span><text:span text:style-name="Strong_20_Emphasis"><text:span text:style-name="T6">delete</text:span></text:span><text:span text:style-name="T3">:</text:span></text:p>
      <text:p text:style-name="P13"><text:span text:style-name="Source_20_Text"><text:span text:style-name="T7">const</text:span></text:span><text:span text:style-name="Source_20_Text"><text:span text:style-name="T8"> car = {</text:span></text:span></text:p>
      <text:p text:style-name="P5"><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5"><text:span text:style-name="Source_20_Text"><text:span text:style-name="T9"><text:s text:c="4"/></text:span></text:span><text:span text:style-name="Source_20_Text"><text:span text:style-name="T8">color : </text:span></text:span><text:span text:style-name="Source_20_Text"><text:span text:style-name="T12">"czerwony"</text:span></text:span></text:p>
      <text:p text:style-name="P5"><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5"><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5"><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7">this</text:span></text:span><text:span text:style-name="Source_20_Text"><text:span text:style-name="T8">.brand + </text:span></text:span><text:span text:style-name="Source_20_Text"><text:span text:style-name="T12">' koloru '</text:span></text:span><text:span text:style-name="Source_20_Text"><text:span text:style-name="T8"> + </text:span></text:span><text:span text:style-name="Source_20_Text"><text:span text:style-name="T7">this</text:span></text:span><text:span text:style-name="Source_20_Text"><text:span text:style-name="T8">.color );</text:span></text:span></text:p>
      <text:p text:style-name="P5"><text:span text:style-name="Source_20_Text"><text:span text:style-name="T9"><text:s text:c="4"/></text:span></text:span><text:span text:style-name="Source_20_Text"><text:span text:style-name="T8">}</text:span></text:span></text:p>
      <text:p text:style-name="P5"><text:span text:style-name="Source_20_Text"><text:span text:style-name="T8">}</text:span></text:span></text:p>
      <text:p text:style-name="P5"/>
      <text:p text:style-name="P5"><text:span text:style-name="Source_20_Text"><text:span text:style-name="T8">console.</text:span></text:span><text:span text:style-name="Source_20_Text"><text:span text:style-name="T13">log</text:span></text:span><text:span text:style-name="Source_20_Text"><text:span text:style-name="T8">(car.color); </text:span></text:span><text:span text:style-name="Source_20_Text"><text:span text:style-name="T11">//czerwony</text:span></text:span></text:p>
      <text:p text:style-name="P5"><text:span text:style-name="Source_20_Text"><text:span text:style-name="T7">delete</text:span></text:span><text:span text:style-name="Source_20_Text"><text:span text:style-name="T8"> car.color;</text:span></text:span></text:p>
      <text:p text:style-name="P5"><text:span text:style-name="Source_20_Text"><text:span text:style-name="T8">console.</text:span></text:span><text:span text:style-name="Source_20_Text"><text:span text:style-name="T13">log</text:span></text:span><text:span text:style-name="Source_20_Text"><text:span text:style-name="T8">(car.color); </text:span></text:span><text:span text:style-name="Source_20_Text"><text:span text:style-name="T11">//undefined</text:span></text:span></text:p>
      <text:p text:style-name="P5"><text:span text:style-name="Source_20_Text"><text:span text:style-name="T9"><text:s/></text:span></text:span></text:p>
      <text:p text:style-name="P7"><text:span text:style-name="T3">W Javascript nie musimy usuwać całych obiektów. Jeżeli na dany obiekt nie będzie wskazywała żadna zmienna, jego automatycznym usunięciem zajmie się tak zwany </text:span><text:a xlink:type="simple" xlink:href="https://developer.mozilla.org/en-US/docs/Web/JavaScript/Memory_Management#Garbage_collection" text:style-name="Internet_20_link" text:visited-style-name="Visited_20_Internet_20_Link"><text:span text:style-name="T1">Garbage Collector</text:span></text:a><text:span text:style-name="T3">. Jeżeli chciałbyś usunąć cały obiekt, nie musisz tego robić. Wystarczy, że taką zmienną ustawisz na null, co zerwie referencje danej zmiennej z obiektem.</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2"><text:bookmark text:name="rozne-odwolania"/><text:soft-page-break/>Różne odwołania</text:h>
      <text:p text:style-name="P8">Do właściwości i metod obiektów możemy odwoływać się na dwa sposoby - poprzez notację kropki i korzystając z kwadratowych nawiasów:</text:p>
      <text:p text:style-name="P12"><text:span text:style-name="Source_20_Text"><text:span text:style-name="T7">const</text:span></text:span><text:span text:style-name="Source_20_Text"><text:span text:style-name="T8"> ob = {</text:span></text:span></text:p>
      <text:p text:style-name="P4"><text:span text:style-name="Source_20_Text"><text:span text:style-name="T9"><text:s text:c="4"/></text:span></text:span><text:span text:style-name="Source_20_Text"><text:span text:style-name="T8">name : </text:span></text:span><text:span text:style-name="Source_20_Text"><text:span text:style-name="T12">"Marcin"</text:span></text:span><text:span text:style-name="Source_20_Text"><text:span text:style-name="T8">,</text:span></text:span></text:p>
      <text:p text:style-name="P4"><text:span text:style-name="Source_20_Text"><text:span text:style-name="T9"><text:s text:c="4"/></text:span></text:span><text:span text:style-name="Source_20_Text"><text:span text:style-name="T8">pet : </text:span></text:span><text:span text:style-name="Source_20_Text"><text:span text:style-name="T12">"pies"</text:span></text:span><text:span text:style-name="Source_20_Text"><text:span text:style-name="T8">,</text:span></text:span></text:p>
      <text:p text:style-name="P4"><text:span text:style-name="Source_20_Text"><text:span text:style-name="T9"><text:s text:c="4"/></text:span></text:span><text:span text:style-name="Source_20_Text"><text:span text:style-name="T8">pisz : </text:span></text:span><text:span text:style-name="Source_20_Text"><text:span text:style-name="T7">function</text:span></text:span><text:span text:style-name="Source_20_Text"><text:span text:style-name="T8">() { ... }</text:span></text:span></text:p>
      <text:p text:style-name="P4"><text:span text:style-name="Source_20_Text"><text:span text:style-name="T8">}</text:span></text:span></text:p>
      <text:p text:style-name="P4"/>
      <text:p text:style-name="P4"><text:span text:style-name="Source_20_Text"><text:span text:style-name="T8">ob.name</text:span></text:span></text:p>
      <text:p text:style-name="P4"><text:span text:style-name="Source_20_Text"><text:span text:style-name="T8">ob.pet</text:span></text:span></text:p>
      <text:p text:style-name="P4"><text:span text:style-name="Source_20_Text"><text:span text:style-name="T8">ob.</text:span></text:span><text:span text:style-name="Source_20_Text"><text:span text:style-name="T13">pisz</text:span></text:span><text:span text:style-name="Source_20_Text"><text:span text:style-name="T8">()</text:span></text:span></text:p>
      <text:p text:style-name="P4"/>
      <text:p text:style-name="P4"><text:span text:style-name="Source_20_Text"><text:span text:style-name="T8">ob[</text:span></text:span><text:span text:style-name="Source_20_Text"><text:span text:style-name="T12">"name"</text:span></text:span><text:span text:style-name="Source_20_Text"><text:span text:style-name="T8">]</text:span></text:span></text:p>
      <text:p text:style-name="P4"><text:span text:style-name="Source_20_Text"><text:span text:style-name="T8">ob[</text:span></text:span><text:span text:style-name="Source_20_Text"><text:span text:style-name="T12">"pet"</text:span></text:span><text:span text:style-name="Source_20_Text"><text:span text:style-name="T8">]</text:span></text:span></text:p>
      <text:p text:style-name="P4"><text:span text:style-name="Source_20_Text"><text:span text:style-name="T8">ob[</text:span></text:span><text:span text:style-name="Source_20_Text"><text:span text:style-name="T12">"pisz"</text:span></text:span><text:span text:style-name="Source_20_Text"><text:span text:style-name="T8">]()</text:span></text:span></text:p>
      <text:p text:style-name="P2"/>
      <text:p text:style-name="P8">Druga metoda - może rzadziej stosowana - czasami bardzo się przydaje. Musisz wiedzieć, że w nazwach kluczy mogą wystąpić znaki niedopuszczalne w nazwach zmiennych. Oznacza to, że nie możemy w takich sytuacjach zastosować notacji z kropką, bo wyrzuci to błąd składni:</text:p>
      <text:p text:style-name="P12"><text:span text:style-name="Source_20_Text"><text:span text:style-name="T7">const</text:span></text:span><text:span text:style-name="Source_20_Text"><text:span text:style-name="T8"> calendar = {</text:span></text:span></text:p>
      <text:p text:style-name="P4"><text:span text:style-name="Source_20_Text"><text:span text:style-name="T9"><text:s text:c="4"/></text:span></text:span><text:span text:style-name="Source_20_Text"><text:span text:style-name="T12">"2018-11-11"</text:span></text:span><text:span text:style-name="Source_20_Text"><text:span text:style-name="T8"> : {</text:span></text:span></text:p>
      <text:p text:style-name="P4"><text:span text:style-name="Source_20_Text"><text:span text:style-name="T9"><text:s text:c="8"/></text:span></text:span><text:span text:style-name="Source_20_Text"><text:span text:style-name="T8">name : </text:span></text:span><text:span text:style-name="Source_20_Text"><text:span text:style-name="T12">"Narodowe Święto Niepodległości"</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9"><text:s text:c="4"/></text:span></text:span><text:span text:style-name="Source_20_Text"><text:span text:style-name="T12">"2018-12-24"</text:span></text:span><text:span text:style-name="Source_20_Text"><text:span text:style-name="T8"> : [</text:span></text:span></text:p>
      <text:p text:style-name="P4"><text:span text:style-name="Source_20_Text"><text:span text:style-name="T9"><text:s text:c="8"/></text:span></text:span><text:span text:style-name="Source_20_Text"><text:span text:style-name="T8">name : </text:span></text:span><text:span text:style-name="Source_20_Text"><text:span text:style-name="T12">"Wigilia Bożego Narodzenia"</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8">calendar</text:span></text:span><text:span text:style-name="Source_20_Text"><text:span text:style-name="T10">.2018</text:span></text:span><text:span text:style-name="Source_20_Text"><text:span text:style-name="T8">-</text:span></text:span><text:span text:style-name="Source_20_Text"><text:span text:style-name="T10">11</text:span></text:span><text:span text:style-name="Source_20_Text"><text:span text:style-name="T8">-</text:span></text:span><text:span text:style-name="Source_20_Text"><text:span text:style-name="T10">11</text:span></text:span><text:span text:style-name="Source_20_Text"><text:span text:style-name="T8"> </text:span></text:span><text:span text:style-name="Source_20_Text"><text:span text:style-name="T11">//oczywisty błąd bo odejmujemy od 2018 coś tam</text:span></text:span></text:p>
      <text:p text:style-name="P4"><text:span text:style-name="Source_20_Text"><text:span text:style-name="T8">calendar[</text:span></text:span><text:span text:style-name="Source_20_Text"><text:span text:style-name="T12">"2018-11-11"</text:span></text:span><text:span text:style-name="Source_20_Text"><text:span text:style-name="T8">] </text:span></text:span><text:span text:style-name="Source_20_Text"><text:span text:style-name="T11">//tutaj ok</text:span></text:span></text:p>
      <text:p text:style-name="P2"/>
      <text:p text:style-name="P8"><text:soft-page-break/>Odwołania się do właściwości poprzez kwadratowe nawiasy były przez nas stosowane już w przypadku tablic - które także są obiektami.</text:p>
      <text:p text:style-name="P12"><text:span text:style-name="Source_20_Text"><text:span text:style-name="T7">const</text:span></text:span><text:span text:style-name="Source_20_Text"><text:span text:style-name="T8"> tab = [</text:span></text:span><text:span text:style-name="Source_20_Text"><text:span text:style-name="T12">"kot"</text:span></text:span><text:span text:style-name="Source_20_Text"><text:span text:style-name="T8">, </text:span></text:span><text:span text:style-name="Source_20_Text"><text:span text:style-name="T12">"pies"</text:span></text:span><text:span text:style-name="Source_20_Text"><text:span text:style-name="T8">, </text:span></text:span><text:span text:style-name="Source_20_Text"><text:span text:style-name="T12">"chomik super ninja"</text:span></text:span><text:span text:style-name="Source_20_Text"><text:span text:style-name="T8">];</text:span></text:span></text:p>
      <text:p text:style-name="P4"/>
      <text:p text:style-name="P4"/>
      <text:p text:style-name="P4"><text:span text:style-name="Source_20_Text"><text:span text:style-name="T8">tab</text:span></text:span><text:span text:style-name="Source_20_Text"><text:span text:style-name="T10">.0</text:span></text:span><text:span text:style-name="Source_20_Text"><text:span text:style-name="T8"> </text:span></text:span><text:span text:style-name="Source_20_Text"><text:span text:style-name="T11">//błędne odwołanie</text:span></text:span></text:p>
      <text:p text:style-name="P4"><text:span text:style-name="Source_20_Text"><text:span text:style-name="T8">tab[</text:span></text:span><text:span text:style-name="Source_20_Text"><text:span text:style-name="T10">0</text:span></text:span><text:span text:style-name="Source_20_Text"><text:span text:style-name="T8">] </text:span></text:span><text:span text:style-name="Source_20_Text"><text:span text:style-name="T11">//kot</text:span></text:span></text:p>
      <text:p text:style-name="P4"><text:span text:style-name="Source_20_Text"><text:span text:style-name="T8">tab[</text:span></text:span><text:span text:style-name="Source_20_Text"><text:span text:style-name="T12">"0"</text:span></text:span><text:span text:style-name="Source_20_Text"><text:span text:style-name="T8">] </text:span></text:span><text:span text:style-name="Source_20_Text"><text:span text:style-name="T11">//kot</text:span></text:span></text:p>
      <text:p text:style-name="P4"/>
      <text:p text:style-name="P4"/>
      <text:p text:style-name="P4"><text:span text:style-name="Source_20_Text"><text:span text:style-name="T8">tab[</text:span></text:span><text:span text:style-name="Source_20_Text"><text:span text:style-name="T10">2</text:span></text:span><text:span text:style-name="Source_20_Text"><text:span text:style-name="T8">] </text:span></text:span><text:span text:style-name="Source_20_Text"><text:span text:style-name="T11">//chomik super ninja</text:span></text:span></text:p>
      <text:p text:style-name="P4"><text:span text:style-name="Source_20_Text"><text:span text:style-name="T8">tab[</text:span></text:span><text:span text:style-name="Source_20_Text"><text:span text:style-name="T12">"2"</text:span></text:span><text:span text:style-name="Source_20_Text"><text:span text:style-name="T8">] </text:span></text:span><text:span text:style-name="Source_20_Text"><text:span text:style-name="T11">//chomik super ninja</text:span></text:span></text:p>
      <text:p text:style-name="P4"><text:span text:style-name="Source_20_Text"><text:span text:style-name="T8">tab</text:span></text:span><text:span text:style-name="Source_20_Text"><text:span text:style-name="T10">.2</text:span></text:span><text:span text:style-name="Source_20_Text"><text:span text:style-name="T8">.length </text:span></text:span><text:span text:style-name="Source_20_Text"><text:span text:style-name="T11">//błędne odwołanie</text:span></text:span></text:p>
      <text:p text:style-name="P4"><text:span text:style-name="Source_20_Text"><text:span text:style-name="T8">tab[</text:span></text:span><text:span text:style-name="Source_20_Text"><text:span text:style-name="T12">"2"</text:span></text:span><text:span text:style-name="Source_20_Text"><text:span text:style-name="T8">].length </text:span></text:span><text:span text:style-name="Source_20_Text"><text:span text:style-name="T11">//18</text:span></text:span></text:p>
      <text:p text:style-name="P4"/>
      <text:p text:style-name="P4"/>
      <text:p text:style-name="P4"><text:span text:style-name="Source_20_Text"><text:span text:style-name="T8">tab.length </text:span></text:span><text:span text:style-name="Source_20_Text"><text:span text:style-name="T11">//3 - bo length to właściwość o nazwie "length"</text:span></text:span></text:p>
      <text:p text:style-name="P4"><text:span text:style-name="Source_20_Text"><text:span text:style-name="T8">tab[</text:span></text:span><text:span text:style-name="Source_20_Text"><text:span text:style-name="T12">"length"</text:span></text:span><text:span text:style-name="Source_20_Text"><text:span text:style-name="T8">] </text:span></text:span><text:span text:style-name="Source_20_Text"><text:span text:style-name="T11">//3</text:span></text:span></text:p>
      <text:p text:style-name="P2"/>
      <text:p text:style-name="P8">Przy podawaniu indeksów w tablicach podajemy je jako numery. Do tego się przyzwyczailiśmy. Tak samo jak przy obiektach (bo tablice nimi są) moglibyśmy podawać je jako string, ale nie musimy tego robić, bo JavaScript automatycznie dokonuje tutaj konwersji.</text:p>
      <text:h text:style-name="P14" text:outline-level="2"/>
      <text:p text:style-name="P10"/>
      <text:p text:style-name="P10"/>
      <text:p text:style-name="P10"/>
      <text:p text:style-name="P10"/>
      <text:p text:style-name="P10"/>
      <text:p text:style-name="P10"/>
      <text:p text:style-name="P10"/>
      <text:p text:style-name="P10"/>
      <text:p text:style-name="P10"/>
      <text:p text:style-name="P10"/>
      <text:h text:style-name="P14" text:outline-level="2"><text:bookmark text:name="for-in"/><text:soft-page-break/>Pętla for in</text:h>
      <text:p text:style-name="P7"><text:span text:style-name="T3">W Javascript istnieje pętla </text:span><text:span text:style-name="Strong_20_Emphasis"><text:span text:style-name="T6">for in</text:span></text:span><text:span text:style-name="T3">, która służy do iterowania po obiektach. Jej zastosowanie ma następującą postać:</text:span></text:p>
      <text:p text:style-name="P12"><text:span text:style-name="Source_20_Text"><text:span text:style-name="T7">const</text:span></text:span><text:span text:style-name="Source_20_Text"><text:span text:style-name="T8"> car = {</text:span></text:span></text:p>
      <text:p text:style-name="P4"><text:span text:style-name="Source_20_Text"><text:span text:style-name="T9"><text:s text:c="4"/></text:span></text:span><text:span text:style-name="Source_20_Text"><text:span text:style-name="T8">brand : </text:span></text:span><text:span text:style-name="Source_20_Text"><text:span text:style-name="T12">"Mercedes"</text:span></text:span><text:span text:style-name="Source_20_Text"><text:span text:style-name="T8">,</text:span></text:span></text:p>
      <text:p text:style-name="P4"><text:span text:style-name="Source_20_Text"><text:span text:style-name="T9"><text:s text:c="4"/></text:span></text:span><text:span text:style-name="Source_20_Text"><text:span text:style-name="T8">color : </text:span></text:span><text:span text:style-name="Source_20_Text"><text:span text:style-name="T12">"czerwony"</text:span></text:span><text:span text:style-name="Source_20_Text"><text:span text:style-name="T8">,</text:span></text:span></text:p>
      <text:p text:style-name="P4"><text:span text:style-name="Source_20_Text"><text:span text:style-name="T9"><text:s text:c="4"/></text:span></text:span><text:span text:style-name="Source_20_Text"><text:span text:style-name="T8">speed : </text:span></text:span><text:span text:style-name="Source_20_Text"><text:span text:style-name="T10">150</text:span></text:span><text:span text:style-name="Source_20_Text"><text:span text:style-name="T8">,</text:span></text:span></text:p>
      <text:p text:style-name="P4"><text:span text:style-name="Source_20_Text"><text:span text:style-name="T9"><text:s text:c="4"/></text:span></text:span><text:span text:style-name="Source_20_Text"><text:span text:style-name="T8">print : </text:span></text:span><text:span text:style-name="Source_20_Text"><text:span text:style-name="T7">function</text:span></text:span><text:span text:style-name="Source_20_Text"><text:span text:style-name="T8">() {</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Marka: "</text:span></text:span><text:span text:style-name="Source_20_Text"><text:span text:style-name="T8">, </text:span></text:span><text:span text:style-name="Source_20_Text"><text:span text:style-name="T7">this</text:span></text:span><text:span text:style-name="Source_20_Text"><text:span text:style-name="T8">.brand);</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olor: "</text:span></text:span><text:span text:style-name="Source_20_Text"><text:span text:style-name="T8">, </text:span></text:span><text:span text:style-name="Source_20_Text"><text:span text:style-name="T7">this</text:span></text:span><text:span text:style-name="Source_20_Text"><text:span text:style-name="T8">.color);</text:span></text:span></text:p>
      <text:p text:style-name="P4"><text:span text:style-name="Source_20_Text"><text:span text:style-name="T9"><text:s text:c="8"/></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Szybkość: "</text:span></text:span><text:span text:style-name="Source_20_Text"><text:span text:style-name="T8">, </text:span></text:span><text:span text:style-name="Source_20_Text"><text:span text:style-name="T7">this</text:span></text:span><text:span text:style-name="Source_20_Text"><text:span text:style-name="T8">.speed);</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7">for</text:span></text:span><text:span text:style-name="Source_20_Text"><text:span text:style-name="T8"> (</text:span></text:span><text:span text:style-name="Source_20_Text"><text:span text:style-name="T7">const</text:span></text:span><text:span text:style-name="Source_20_Text"><text:span text:style-name="T8"> i </text:span></text:span><text:span text:style-name="Source_20_Text"><text:span text:style-name="T7">in</text:span></text:span><text:span text:style-name="Source_20_Text"><text:span text:style-name="T8"> car) {</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i); </text:span></text:span><text:span text:style-name="Source_20_Text"><text:span text:style-name="T11">//brand, color, speed, print</text:span></text:span></text:p>
      <text:p text:style-name="P4"><text:span text:style-name="Source_20_Text"><text:span text:style-name="T8">}</text:span></text:span></text:p>
      <text:p text:style-name="P2"/>
      <text:p text:style-name="P7"><text:span text:style-name="T3">Jak widzisz robiąc iteracje pod zmienną </text:span><text:span text:style-name="Strong_20_Emphasis"><text:span text:style-name="T6">i</text:span></text:span><text:span text:style-name="T3"> podstawiane są kolejne klucze. Aby pobrać ich wartość zastosujemy kwadratowe nawiasy:</text:span></text:p>
      <text:p text:style-name="P12"><text:span text:style-name="Source_20_Text"><text:span text:style-name="T7">for</text:span></text:span><text:span text:style-name="Source_20_Text"><text:span text:style-name="T8"> (</text:span></text:span><text:span text:style-name="Source_20_Text"><text:span text:style-name="T7">const</text:span></text:span><text:span text:style-name="Source_20_Text"><text:span text:style-name="T8"> i </text:span></text:span><text:span text:style-name="Source_20_Text"><text:span text:style-name="T7">in</text:span></text:span><text:span text:style-name="Source_20_Text"><text:span text:style-name="T8"> car) {</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Klucz: "</text:span></text:span><text:span text:style-name="Source_20_Text"><text:span text:style-name="T8">, i);</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Wartość: "</text:span></text:span><text:span text:style-name="Source_20_Text"><text:span text:style-name="T8">, car[i]);</text:span></text:span></text:p>
      <text:p text:style-name="P4"><text:span text:style-name="Source_20_Text"><text:span text:style-name="T8">}</text:span></text:span></text:p>
      <text:p text:style-name="P2"/>
      <text:p text:style-name="P2"/>
      <text:p text:style-name="P2"/>
      <text:p text:style-name="P2"/>
      <text:p text:style-name="P2"/>
      <text:p text:style-name="P2"/>
      <text:p text:style-name="P2"/>
      <text:p text:style-name="P2"/>
      <text:p text:style-name="P2"/>
      <text:p text:style-name="P8"><text:soft-page-break/>Czasami zdarza się, że będziemy mieli dane w postaci obiektu, po którym będzie trzeba iterować:</text:p>
      <text:p text:style-name="P12"><text:span text:style-name="Source_20_Text"><text:span text:style-name="T7">const</text:span></text:span><text:span text:style-name="Source_20_Text"><text:span text:style-name="T8"> calendar = {</text:span></text:span></text:p>
      <text:p text:style-name="P4"><text:span text:style-name="Source_20_Text"><text:span text:style-name="T9"><text:s text:c="4"/></text:span></text:span><text:span text:style-name="Source_20_Text"><text:span text:style-name="T12">"2018-11-11"</text:span></text:span><text:span text:style-name="Source_20_Text"><text:span text:style-name="T8"> : {</text:span></text:span></text:p>
      <text:p text:style-name="P4"><text:span text:style-name="Source_20_Text"><text:span text:style-name="T9"><text:s text:c="8"/></text:span></text:span><text:span text:style-name="Source_20_Text"><text:span text:style-name="T8">name : </text:span></text:span><text:span text:style-name="Source_20_Text"><text:span text:style-name="T12">"Narodowe Święto Niepodległości"</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9"><text:s text:c="4"/></text:span></text:span><text:span text:style-name="Source_20_Text"><text:span text:style-name="T12">"2018-12-24"</text:span></text:span><text:span text:style-name="Source_20_Text"><text:span text:style-name="T8"> : [</text:span></text:span></text:p>
      <text:p text:style-name="P4"><text:span text:style-name="Source_20_Text"><text:span text:style-name="T9"><text:s text:c="8"/></text:span></text:span><text:span text:style-name="Source_20_Text"><text:span text:style-name="T8">name : </text:span></text:span><text:span text:style-name="Source_20_Text"><text:span text:style-name="T12">"Wigilia Bożego Narodzenia"</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8">}</text:span></text:span></text:p>
      <text:p text:style-name="P4"/>
      <text:p text:style-name="P4"><text:span text:style-name="Source_20_Text"><text:span text:style-name="T7">for</text:span></text:span><text:span text:style-name="Source_20_Text"><text:span text:style-name="T8"> (</text:span></text:span><text:span text:style-name="Source_20_Text"><text:span text:style-name="T7">const</text:span></text:span><text:span text:style-name="Source_20_Text"><text:span text:style-name="T8"> key </text:span></text:span><text:span text:style-name="Source_20_Text"><text:span text:style-name="T7">in</text:span></text:span><text:span text:style-name="Source_20_Text"><text:span text:style-name="T8"> calendar) {</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Święta na dzień: "</text:span></text:span><text:span text:style-name="Source_20_Text"><text:span text:style-name="T8"> + key);</text:span></text:span></text:p>
      <text:p text:style-name="P4"><text:span text:style-name="Source_20_Text"><text:span text:style-name="T9"><text:s text:c="4"/></text:span></text:span><text:span text:style-name="Source_20_Text"><text:span text:style-name="T8">console.</text:span></text:span><text:span text:style-name="Source_20_Text"><text:span text:style-name="T13">log</text:span></text:span><text:span text:style-name="Source_20_Text"><text:span text:style-name="T8">(calendar[key]);</text:span></text:span></text:p>
      <text:p text:style-name="P4"><text:span text:style-name="Source_20_Text"><text:span text:style-name="T8">}</text:span></text:span></text:p>
      <text:p text:style-name="P3"/>
      <text:p text:style-name="P11"><text:span text:style-name="T4">Mimo że tablice też są obiektami, nie stosuj dla nich powyższej pętli, bo może to przynieść </text:span><text:a xlink:type="simple" xlink:href="https://stackoverflow.com/questions/500504/why-is-using-for-in-with-array-iteration-a-bad-idea" text:style-name="Internet_20_link" text:visited-style-name="Visited_20_Internet_20_Link"><text:span text:style-name="T2">niepożądane efekty</text:span></text:a><text:span text:style-name="T4">. Do iterowania po tablicach stosuj przeznaczone do tego pętle - </text:span><text:a xlink:type="simple" xlink:href="https://kursjs.pl/kurs/super-podstawy/petle.php#for" text:style-name="Internet_20_link" text:visited-style-name="Visited_20_Internet_20_Link"><text:span text:style-name="T2">for</text:span></text:a><text:span text:style-name="T4">, </text:span><text:a xlink:type="simple" xlink:href="https://kursjs.pl/kurs/super-podstawy/petle.php#forof" text:style-name="Internet_20_link" text:visited-style-name="Visited_20_Internet_20_Link"><text:span text:style-name="T2">for of</text:span></text:a><text:span text:style-name="T4"> i </text:span><text:a xlink:type="simple" xlink:href="https://kursjs.pl/kurs/super-podstawy/petle.php#forEach" text:style-name="Internet_20_link" text:visited-style-name="Visited_20_Internet_20_Link"><text:span text:style-name="T2">forEach</text:span></text:a><text:span text:style-name="T4">)</text:span></text:p>
      <text:h text:style-name="P14" text:outline-level="2"><text:bookmark text:name="inne-zastosowanie"/>Przykład użycia - grupowanie elementów w tablicy</text:h>
      <text:p text:style-name="P8">Wyobraź sobie, że masz tablicę, w której chciałbyś zsumować podobne elementy. Jednym z możliwych podejść do rozwiązania tego zadania jest zastosowanie kwadratowych nawiasów.</text:p>
      <text:p text:style-name="P12"><text:span text:style-name="Source_20_Text"><text:span text:style-name="T11">//tablica w której chcemy zliczyć występowanie danych elementów</text:span></text:span></text:p>
      <text:p text:style-name="P4"><text:span text:style-name="Source_20_Text"><text:span text:style-name="T7">const</text:span></text:span><text:span text:style-name="Source_20_Text"><text:span text:style-name="T8"> tab = [</text:span></text:span></text:p>
      <text:p text:style-name="P4"><text:span text:style-name="Source_20_Text"><text:span text:style-name="T9"><text:s text:c="4"/></text:span></text:span><text:span text:style-name="Source_20_Text"><text:span text:style-name="T12">"Ala ma kota"</text:span></text:span><text:span text:style-name="Source_20_Text"><text:span text:style-name="T8">,</text:span></text:span></text:p>
      <text:p text:style-name="P4"><text:span text:style-name="Source_20_Text"><text:span text:style-name="T9"><text:s text:c="4"/></text:span></text:span><text:span text:style-name="Source_20_Text"><text:span text:style-name="T10">3</text:span></text:span><text:span text:style-name="Source_20_Text"><text:span text:style-name="T8">,</text:span></text:span></text:p>
      <text:p text:style-name="P4"><text:span text:style-name="Source_20_Text"><text:span text:style-name="T9"><text:s text:c="4"/></text:span></text:span><text:span text:style-name="Source_20_Text"><text:span text:style-name="T12">"Ania lubi czekoladki"</text:span></text:span><text:span text:style-name="Source_20_Text"><text:span text:style-name="T8">,</text:span></text:span></text:p>
      <text:p text:style-name="P4"><text:span text:style-name="Source_20_Text"><text:span text:style-name="T9"><text:s text:c="4"/></text:span></text:span><text:span text:style-name="Source_20_Text"><text:span text:style-name="T12">"Ala ma kota"</text:span></text:span><text:span text:style-name="Source_20_Text"><text:span text:style-name="T8">,</text:span></text:span></text:p>
      <text:p text:style-name="P4"><text:span text:style-name="Source_20_Text"><text:span text:style-name="T9"><text:s text:c="4"/></text:span></text:span><text:span text:style-name="Source_20_Text"><text:span text:style-name="T10">2</text:span></text:span><text:span text:style-name="Source_20_Text"><text:span text:style-name="T8">,</text:span></text:span></text:p>
      <text:p text:style-name="P4"><text:span text:style-name="Source_20_Text"><text:span text:style-name="T9"><text:s text:c="4"/></text:span></text:span><text:span text:style-name="Source_20_Text"><text:span text:style-name="T12">"Piesek Rysiek"</text:span></text:span><text:span text:style-name="Source_20_Text"><text:span text:style-name="T8">,</text:span></text:span></text:p>
      <text:p text:style-name="P4"><text:span text:style-name="Source_20_Text"><text:span text:style-name="T9"><text:s text:c="4"/></text:span></text:span><text:span text:style-name="Source_20_Text"><text:span text:style-name="T12">"Piesek Rysiek"</text:span></text:span><text:span text:style-name="Source_20_Text"><text:span text:style-name="T8">,</text:span></text:span></text:p>
      <text:p text:style-name="P4"><text:span text:style-name="Source_20_Text"><text:span text:style-name="T9"><text:s text:c="4"/></text:span></text:span><text:span text:style-name="Source_20_Text"><text:span text:style-name="T10">2</text:span></text:span><text:span text:style-name="Source_20_Text"><text:span text:style-name="T8">,</text:span></text:span></text:p>
      <text:p text:style-name="P4"><text:soft-page-break/><text:span text:style-name="Source_20_Text"><text:span text:style-name="T9"><text:s text:c="4"/></text:span></text:span><text:span text:style-name="Source_20_Text"><text:span text:style-name="T12">"Ania lubi czekoladki"</text:span></text:span><text:span text:style-name="Source_20_Text"><text:span text:style-name="T8">,</text:span></text:span></text:p>
      <text:p text:style-name="P4"><text:span text:style-name="Source_20_Text"><text:span text:style-name="T9"><text:s text:c="4"/></text:span></text:span><text:span text:style-name="Source_20_Text"><text:span text:style-name="T12">"Ania lubi czekoladki"</text:span></text:span></text:p>
      <text:p text:style-name="P4"><text:span text:style-name="Source_20_Text"><text:span text:style-name="T8">];</text:span></text:span></text:p>
      <text:p text:style-name="P4"/>
      <text:p text:style-name="P4"/>
      <text:p text:style-name="P4"><text:span text:style-name="Source_20_Text"><text:span text:style-name="T7">const</text:span></text:span><text:span text:style-name="Source_20_Text"><text:span text:style-name="T8"> ob = {};</text:span></text:span></text:p>
      <text:p text:style-name="P4"><text:span text:style-name="Source_20_Text"><text:span text:style-name="T8">tab.</text:span></text:span><text:span text:style-name="Source_20_Text"><text:span text:style-name="T13">forEach</text:span></text:span><text:span text:style-name="Source_20_Text"><text:span text:style-name="T8">(</text:span></text:span><text:span text:style-name="Source_20_Text"><text:span text:style-name="T7">function</text:span></text:span><text:span text:style-name="Source_20_Text"><text:span text:style-name="T8">(el) {</text:span></text:span></text:p>
      <text:p text:style-name="P4"><text:span text:style-name="Source_20_Text"><text:span text:style-name="T9"><text:s text:c="4"/></text:span></text:span><text:span text:style-name="Source_20_Text"><text:span text:style-name="T7">if</text:span></text:span><text:span text:style-name="Source_20_Text"><text:span text:style-name="T8"> (!ob.</text:span></text:span><text:span text:style-name="Source_20_Text"><text:span text:style-name="T13">hasOwnProperty</text:span></text:span><text:span text:style-name="Source_20_Text"><text:span text:style-name="T8">(el)) { </text:span></text:span><text:span text:style-name="Source_20_Text"><text:span text:style-name="T11">//jeżeli właściwości o takiej nazwie nasz obiekt jeszcze nie ma to ją tworzymy</text:span></text:span></text:p>
      <text:p text:style-name="P4"><text:span text:style-name="Source_20_Text"><text:span text:style-name="T9"><text:s text:c="8"/></text:span></text:span><text:span text:style-name="Source_20_Text"><text:span text:style-name="T8">ob[el] = </text:span></text:span><text:span text:style-name="Source_20_Text"><text:span text:style-name="T10">0</text:span></text:span><text:span text:style-name="Source_20_Text"><text:span text:style-name="T8">;</text:span></text:span></text:p>
      <text:p text:style-name="P4"><text:span text:style-name="Source_20_Text"><text:span text:style-name="T9"><text:s text:c="4"/></text:span></text:span><text:span text:style-name="Source_20_Text"><text:span text:style-name="T8">}</text:span></text:span></text:p>
      <text:p text:style-name="P4"><text:span text:style-name="Source_20_Text"><text:span text:style-name="T9"><text:s text:c="4"/></text:span></text:span><text:span text:style-name="Source_20_Text"><text:span text:style-name="T8">ob[el]++;</text:span></text:span></text:p>
      <text:p text:style-name="P4"><text:span text:style-name="Source_20_Text"><text:span text:style-name="T8">})</text:span></text:span></text:p>
      <text:p text:style-name="P4"/>
      <text:p text:style-name="P4"><text:span text:style-name="Source_20_Text"><text:span text:style-name="T8">console.</text:span></text:span><text:span text:style-name="Source_20_Text"><text:span text:style-name="T13">log</text:span></text:span><text:span text:style-name="Source_20_Text"><text:span text:style-name="T8">(ob);</text:span></text:span></text:p>
      <text:p text:style-name="P3"/>
      <text:p text:style-name="P6"><draw:frame draw:style-name="fr1" draw:name="grafika2" text:anchor-type="as-char" svg:width="14.873cm" svg:height="3.417cm" draw:z-index="0"><draw:image xlink:href="https://kursjs.pl/kurs/obiekty/obiekt-z-wlasciwosciami.png" xlink:type="simple" xlink:show="embed" xlink:actuate="onLoad"/><svg:title>Obiekt z właściwościami</svg:title></draw:frame></text:p>
      <text:p text:style-name="P8"><text:bookmark text:name="notacja-bez-kropki"/>Zauważ jakie właściwości ma nasz obiekt. Notacją z kropką nie byłbyś w stanie się do nich odwołać. Pozostaje notacja z nawiasami.</text:p>
      <text:p text:style-name="P12"><text:span text:style-name="Source_20_Text"><text:span text:style-name="T8">ob</text:span></text:span><text:span text:style-name="Source_20_Text"><text:span text:style-name="T10">.2</text:span></text:span><text:span text:style-name="Source_20_Text"><text:span text:style-name="T8">.length </text:span></text:span><text:span text:style-name="Source_20_Text"><text:span text:style-name="T11">//błąd</text:span></text:span></text:p>
      <text:p text:style-name="P4"><text:span text:style-name="Source_20_Text"><text:span text:style-name="T8">ob[</text:span></text:span><text:span text:style-name="Source_20_Text"><text:span text:style-name="T12">"2"</text:span></text:span><text:span text:style-name="Source_20_Text"><text:span text:style-name="T8">].length </text:span></text:span><text:span text:style-name="Source_20_Text"><text:span text:style-name="T11">//2</text:span></text:span></text:p>
      <text:p text:style-name="P4"><text:span text:style-name="Source_20_Text"><text:span text:style-name="T8">ob[</text:span></text:span><text:span text:style-name="Source_20_Text"><text:span text:style-name="T12">"3"</text:span></text:span><text:span text:style-name="Source_20_Text"><text:span text:style-name="T8">].length </text:span></text:span><text:span text:style-name="Source_20_Text"><text:span text:style-name="T11">//1</text:span></text:span></text:p>
      <text:p text:style-name="P4"><text:span text:style-name="Source_20_Text"><text:span text:style-name="T8">ob[</text:span></text:span><text:span text:style-name="Source_20_Text"><text:span text:style-name="T12">"Ala ma kota"</text:span></text:span><text:span text:style-name="Source_20_Text"><text:span text:style-name="T8">].length </text:span></text:span><text:span text:style-name="Source_20_Text"><text:span text:style-name="T11">//2</text:span></text:span></text:p>
      <text:p text:style-name="P4"><text:span text:style-name="Source_20_Text"><text:span text:style-name="T8">ob[</text:span></text:span><text:span text:style-name="Source_20_Text"><text:span text:style-name="T12">"Ania lubi czekoladki"</text:span></text:span><text:span text:style-name="Source_20_Text"><text:span text:style-name="T8">] </text:span></text:span><text:span text:style-name="Source_20_Text"><text:span text:style-name="T11">//3</text:span></text:span></text:p>
      <text:p text:style-name="P2"/>
      <text:h text:style-name="P14" text:outline-level="2"><text:bookmark text:name="dodatkowe"/>Dodatkowe materiały</text:h>
      <text:p text:style-name="P7"><text:span text:style-name="T3">W Internecie jest wiele fajnych materiałów na poniższe tematy.<text:line-break/>Możliwe, że </text:span><text:a xlink:type="simple" xlink:href="https://www.youtube.com/watch?v=vDJpGenyHaA" text:style-name="Internet_20_link" text:visited-style-name="Visited_20_Internet_20_Link"><text:span text:style-name="T1">ten film</text:span></text:a><text:span text:style-name="T3"> lepiej wyjaśni ci poniższe zagadnienia, lub np. </text:span><text:a xlink:type="simple" xlink:href="https://javascript.info/object" text:style-name="Internet_20_link" text:visited-style-name="Visited_20_Internet_20_Link"><text:span text:style-name="T1">ta strona</text:span></text:a><text:span text:style-name="T3">.</text:span></text:p>
      <text:h text:style-name="P15" text:outline-level="2"><text:bookmark text:name="zadania"/><text:soft-page-break/>Trening czyni mistrza</text:h>
      <text:p text:style-name="P16">Poniżej zamieszczam kilka zadań, które w ramach ćwiczenia możesz wykonać:</text:p>
      <text:list xml:id="list4572348526224669941" text:style-name="L1">
        <text:list-item>
          <text:p text:style-name="P23"><text:span text:style-name="T3">Stwórz 2 obiekty produktów </text:span><text:span text:style-name="Strong_20_Emphasis"><text:span text:style-name="T6">prod1</text:span></text:span><text:span text:style-name="T3"> i </text:span><text:span text:style-name="Strong_20_Emphasis"><text:span text:style-name="T6">prod2</text:span></text:span><text:span text:style-name="T3">, gdzie każdy z nich będzie miał właściwości:<text:line-break/><text:line-break/>- </text:span><text:span text:style-name="Strong_20_Emphasis"><text:span text:style-name="T6">name</text:span></text:span><text:span text:style-name="T3"> - typu string,<text:line-break/>- </text:span><text:span text:style-name="Strong_20_Emphasis"><text:span text:style-name="T6">price</text:span></text:span><text:span text:style-name="T3"> - typu number,<text:line-break/>- </text:span><text:span text:style-name="Strong_20_Emphasis"><text:span text:style-name="T6">weight</text:span></text:span><text:span text:style-name="T3"> - typu number<text:line-break/><text:line-break/>1) Wypisz oba obiekty w konsoli.<text:line-break/>2) Wypisz w konsoli teksty:<text:line-break/></text:span><text:span text:style-name="Source_20_Text"><text:span text:style-name="T5">"Produkt numer jeden to: aaa"</text:span></text:span><text:span text:style-name="T3"><text:line-break/></text:span><text:span text:style-name="Source_20_Text"><text:span text:style-name="T5">"Produkt numer dwa to: bbb"</text:span></text:span><text:span text:style-name="T3"><text:line-break/></text:span><text:span text:style-name="Source_20_Text"><text:span text:style-name="T5">"Produkty kosztują razem: ccc"</text:span></text:span><text:span text:style-name="T3"><text:line-break/></text:span><text:span text:style-name="Source_20_Text"><text:span text:style-name="T5">"Produkty ważą razem: ddd"</text:span></text:span><text:span text:style-name="T3"><text:line-break/>Gdzie pod zmienne podstaw odpowiednie dane.</text:span></text:p>
          <text:p text:style-name="P24"/>
        </text:list-item>
        <text:list-item>
          <text:p text:style-name="P23"><text:span text:style-name="T3">Stwórz obiekt </text:span><text:span text:style-name="Strong_20_Emphasis"><text:span text:style-name="T6">currentUser</text:span></text:span><text:span text:style-name="T3">. Obiekt niech ma właściwości:<text:line-break/>- </text:span><text:span text:style-name="Strong_20_Emphasis"><text:span text:style-name="T6">name</text:span></text:span><text:span text:style-name="T3"> - typu string,<text:line-break/>- </text:span><text:span text:style-name="Strong_20_Emphasis"><text:span text:style-name="T6">surname</text:span></text:span><text:span text:style-name="T3"> - typu string,<text:line-break/>- </text:span><text:span text:style-name="Strong_20_Emphasis"><text:span text:style-name="T6">email</text:span></text:span><text:span text:style-name="T3"> - typu string,<text:line-break/>- </text:span><text:span text:style-name="Strong_20_Emphasis"><text:span text:style-name="T6">www</text:span></text:span><text:span text:style-name="T3"> - typu string,<text:line-break/>- </text:span><text:span text:style-name="Strong_20_Emphasis"><text:span text:style-name="T6">userType</text:span></text:span><text:span text:style-name="T3">,<text:line-break/><text:line-break/>oraz metodę </text:span><text:span text:style-name="Strong_20_Emphasis"><text:span text:style-name="T6">show()</text:span></text:span><text:span text:style-name="T3">, która wypisze wszystkie te rzeczy w konsoli.<text:line-break/><text:line-break/>Wypisywany tekst powinien być ładnie sformatowany np.:</text:span></text:p>
          <text:p text:style-name="P19"><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Imię: "</text:span></text:span><text:span text:style-name="Source_20_Text"><text:span text:style-name="T8">, ....);</text:span></text:span></text:p>
          <text:p text:style-name="P20"><text:span text:style-name="Source_20_Text"><text:span text:style-name="T8">console.</text:span></text:span><text:span text:style-name="Source_20_Text"><text:span text:style-name="T13">log</text:span></text:span><text:span text:style-name="Source_20_Text"><text:span text:style-name="T8">(</text:span></text:span><text:span text:style-name="Source_20_Text"><text:span text:style-name="T12">"Nazwisko: "</text:span></text:span><text:span text:style-name="Source_20_Text"><text:span text:style-name="T8">, ....);</text:span></text:span></text:p>
          <text:p text:style-name="P25"/>
          <text:p text:style-name="P24">Wywołaj metodę tego obiektu.</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aco, 'Andale Mono', 'Ubuntu Mono', monospace"/>
    <style:font-face style:name="Open Sans" svg:font-family="'Open Sans', sans-serif"/>
    <style:font-face style:name="OpenSymbol" svg:font-family="OpenSymbol"/>
    <style:font-face style:name="Raleway" svg:font-family="Raleway,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15T22:48:23.92</meta:creation-date>
    <meta:generator>OpenOffice/4.1.6$Win32 OpenOffice.org_project/416m1$Build-9790</meta:generator>
    <dc:date>2019-09-19T09:25:01.96</dc:date>
    <meta:editing-duration>PT57M19S</meta:editing-duration>
    <meta:editing-cycles>29</meta:editing-cycles>
    <meta:document-statistic meta:table-count="0" meta:image-count="1" meta:object-count="0" meta:page-count="13" meta:paragraph-count="242" meta:word-count="1652" meta:character-count="11343"/>
  </office:meta>
</office:document-meta>
</file>